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257.89mm" svg:y="4.45mm">
            <loext:p draw:notify-on-update-of-ranges="Sheet1.A1:Sheet1.A1 Sheet1.A2:Sheet1.A8 Sheet1.B1:Sheet1.B1 Sheet1.B2:Sheet1.B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8.97mm" svg:height="89.99mm" svg:x="72.59mm" svg:y="2.86mm">
            <loext:p draw:notify-on-update-of-ranges="Sheet1.A10:Sheet1.A10 Sheet1.A11:Sheet1.A20 Sheet1.B10:Sheet1.B10 Sheet1.B11:Sheet1.B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1">
          <table:table-cell office:value-type="string" calcext:value-type="string">
            <text:p>secs</text:p>
          </table:table-cell>
          <table:table-cell office:value-type="string" calcext:value-type="string">
            <text:p>tem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A2]+10" office:value-type="float" office:value="10" calcext:value-type="float">
            <text:p>10</text:p>
          </table:table-cell>
          <table:table-cell office:value-type="float" office:value="182.5" calcext:value-type="float">
            <text:p>182.5</text:p>
          </table:table-cell>
        </table:table-row>
        <table:table-row table:style-name="ro1">
          <table:table-cell table:formula="of:=[.A3]+10" office:value-type="float" office:value="20" calcext:value-type="float">
            <text:p>20</text:p>
          </table:table-cell>
          <table:table-cell office:value-type="float" office:value="153.6" calcext:value-type="float">
            <text:p>153.6</text:p>
          </table:table-cell>
        </table:table-row>
        <table:table-row table:style-name="ro1">
          <table:table-cell table:formula="of:=[.A4]+10" office:value-type="float" office:value="30" calcext:value-type="float">
            <text:p>30</text:p>
          </table:table-cell>
          <table:table-cell office:value-type="float" office:value="128.7" calcext:value-type="float">
            <text:p>128.7</text:p>
          </table:table-cell>
        </table:table-row>
        <table:table-row table:style-name="ro1">
          <table:table-cell table:formula="of:=[.A5]+10" office:value-type="float" office:value="40" calcext:value-type="float">
            <text:p>40</text:p>
          </table:table-cell>
          <table:table-cell office:value-type="float" office:value="108.3" calcext:value-type="float">
            <text:p>108.3</text:p>
          </table:table-cell>
        </table:table-row>
        <table:table-row table:style-name="ro1">
          <table:table-cell table:formula="of:=[.A6]+10"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formula="of:=[.A7]+10"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cs</text:p>
          </table:table-cell>
          <table:table-cell office:value-type="string" calcext:value-type="string">
            <text:p>tem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1]+10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12]+10"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[.A13]+10" office:value-type="float" office:value="30" calcext:value-type="float">
            <text:p>3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formula="of:=[.A14]+10"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[.A15]+10" office:value-type="float" office:value="50" calcext:value-type="float">
            <text:p>5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16]+10" office:value-type="float" office:value="60" calcext:value-type="float">
            <text:p>6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[.A17]+10" office:value-type="float" office:value="70" calcext:value-type="float">
            <text:p>7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formula="of:=[.A18]+10" office:value-type="float" office:value="80" calcext:value-type="float">
            <text:p>8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formula="of:=[.A19]+10" office:value-type="float" office:value="90" calcext:value-type="float">
            <text:p>90</text:p>
          </table:table-cell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Parameters: </text:p>
          </table:table-cell>
          <table:table-cell table:style-name="ce2" office:value-type="string" calcext:value-type="string">
            <text:p>M307 H1 A219.2 C49.4 D2.8 S1.00 V0.0 B0</text:p>
          </table:table-cell>
        </table:table-row>
        <table:table-row table:style-name="ro1" table:number-rows-repeated="104855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2:48:59.328426308</meta:creation-date>
    <dc:date>2019-06-03T13:11:45.857507856</dc:date>
    <meta:editing-duration>PT12M35S</meta:editing-duration>
    <meta:editing-cycles>2</meta:editing-cycles>
    <meta:generator>LibreOffice/5.1.6.2$Linux_X86_64 LibreOffice_project/10m0$Build-2</meta:generator>
    <meta:document-statistic meta:table-count="1" meta:cell-count="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1:Sheet1.B8" chart:data-source-has-labels="row" svg:x="0.32cm" svg:y="0.18cm" svg:width="15.36cm" svg:height="8.64cm">
          <chartooo:coordinate-region svg:x="1.127cm" svg:y="0.379cm" svg:width="14.366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2:Sheet1.B8" chart:label-cell-address="Sheet1.B1:Sheet1.B1" chart:class="chart:scatter">
            <chart:domain table:cell-range-address="Sheet1.A2:Sheet1.A8"/>
            <chart:regression-curve chart:style-name="ch6">
              <chart:equation chart:display-equation="true" chart:display-r-square="false" svg:x="3.243cm" svg:y="1.729cm"/>
            </chart:regression-curve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8</svg:desc>
                </draw:g>
              </table:table-cell>
              <table:table-cell office:value-type="float" office:value="200">
                <text:p>200</text:p>
                <draw:g>
                  <svg:desc>Sheet1.B2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82.5">
                <text:p>18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53.6">
                <text:p>153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28.7">
                <text:p>128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08.3">
                <text:p>108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78">
                <text:p>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898cm" svg:height="9cm" xlink:href=".." xlink:type="simple" chart:class="chart:scatter" chart:style-name="ch1">
        <chart:plot-area chart:style-name="ch2" table:cell-range-address="Sheet1.A10:Sheet1.B20" chart:data-source-has-labels="row" svg:x="0.284cm" svg:y="0.1cm" svg:width="13.17cm" svg:height="8.639cm">
          <chartooo:coordinate-region svg:x="1.091cm" svg:y="0.299cm" svg:width="12.084cm" svg:height="7.79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11:Sheet1.B20" chart:label-cell-address="Sheet1.B10:Sheet1.B10" chart:class="chart:scatter">
            <chart:domain table:cell-range-address="Sheet1.A11:Sheet1.A20"/>
            <chart:regression-curve chart:style-name="ch6">
              <chart:equation chart:display-equation="true" chart:display-r-square="false" svg:x="5.009cm" svg:y="4.691cm"/>
            </chart:regression-curve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</text:p>
                <draw:g>
                  <svg:desc>Sheet1.B10:Sheet1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1:Sheet1.A20</svg:desc>
                </draw:g>
              </table:table-cell>
              <table:table-cell office:value-type="float" office:value="22">
                <text:p>22</text:p>
                <draw:g>
                  <svg:desc>Sheet1.B11:Sheet1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